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endarValidator.valid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adjustToTimeZone( Calendar value , TimeZone timeZ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alendarValidator.compareDates( Calendar value , Calendar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compareQuarters( Calendar value , Calendar compare , int monthOfFirstQua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validate( String value , Locale loca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validate( String valu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validate( String value , String pattern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validate( String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compareQuarters( Calendar value , Calendar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validate( String value , String pattern , Locale loca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validate( String valu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Calendar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compareMonths( Calendar value , Calendar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CalendarValidator( boolean strict , int date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processParsedValue( Object value , Format 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compareYears( Calendar value , Calendar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validate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endarValidator.compareWeeks( Calendar value , Calendar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